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normal" officeooo:rsid="00153a38" officeooo:paragraph-rsid="00153a38" style:font-size-asian="13.1000003814697pt" style:font-weight-asian="normal" style:font-size-complex="15pt" style:font-weight-complex="normal"/>
    </style:style>
    <style:style style:name="P2" style:family="paragraph" style:parent-style-name="Standard">
      <style:text-properties fo:font-size="15pt" fo:font-weight="normal" officeooo:rsid="00153a38" officeooo:paragraph-rsid="00153a38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officeooo:rsid="00121476" officeooo:paragraph-rsid="00121476" style:font-size-asian="13.1000003814697pt" style:font-size-complex="15pt"/>
    </style:style>
    <style:style style:name="P4" style:family="paragraph" style:parent-style-name="Standard">
      <style:text-properties fo:font-size="18pt" officeooo:rsid="00120d0b" officeooo:paragraph-rsid="00120d0b" style:font-size-asian="18pt" style:font-size-complex="18pt"/>
    </style:style>
    <style:style style:name="P5" style:family="paragraph" style:parent-style-name="Standard">
      <style:text-properties fo:font-size="18pt" officeooo:rsid="00121476" officeooo:paragraph-rsid="00121476" style:font-size-asian="18pt" style:font-size-complex="18pt"/>
    </style:style>
    <style:style style:name="P6" style:family="paragraph" style:parent-style-name="Standard">
      <style:text-properties fo:font-size="18pt" officeooo:rsid="0013409e" officeooo:paragraph-rsid="0013409e" style:font-size-asian="18pt" style:font-size-complex="18pt"/>
    </style:style>
    <style:style style:name="P7" style:family="paragraph" style:parent-style-name="Standard">
      <style:text-properties fo:font-size="18pt" officeooo:rsid="00153a38" officeooo:paragraph-rsid="00153a38" style:font-size-asian="18pt" style:font-size-complex="18pt"/>
    </style:style>
    <style:style style:name="P8" style:family="paragraph" style:parent-style-name="Standard">
      <style:text-properties fo:font-size="18pt" fo:font-weight="bold" officeooo:rsid="00121476" officeooo:paragraph-rsid="00121476" style:font-size-asian="18pt" style:font-weight-asian="bold" style:font-size-complex="18pt" style:font-weight-complex="bold"/>
    </style:style>
    <style:style style:name="P9" style:family="paragraph" style:parent-style-name="Standard">
      <style:paragraph-properties fo:break-before="page"/>
      <style:text-properties fo:font-size="18pt" fo:font-weight="bold" officeooo:rsid="00153a38" officeooo:paragraph-rsid="00153a38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153a38" officeooo:paragraph-rsid="00153a38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normal" officeooo:rsid="00153a38" officeooo:paragraph-rsid="00153a38" style:font-size-asian="18pt" style:font-weight-asian="normal" style:font-size-complex="18pt" style:font-weight-complex="normal"/>
    </style:style>
    <style:style style:name="P12" style:family="paragraph" style:parent-style-name="Standard">
      <style:text-properties fo:font-size="20pt" fo:font-weight="bold" officeooo:rsid="00120d0b" officeooo:paragraph-rsid="00120d0b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14pt" officeooo:rsid="00120d0b" officeooo:paragraph-rsid="00120d0b" style:font-size-asian="14pt" style:font-size-complex="14pt"/>
    </style:style>
    <style:style style:name="P14" style:family="paragraph" style:parent-style-name="Standard">
      <style:text-properties fo:font-size="14pt" officeooo:rsid="0013409e" officeooo:paragraph-rsid="0013409e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ank Account Class</text:p>
      <text:p text:style-name="P4"/>
      <text:p text:style-name="P8">Data</text:p>
      <text:p text:style-name="P13">Name of account holder</text:p>
      <text:p text:style-name="P13">Balance</text:p>
      <text:p text:style-name="P13">AccountType</text:p>
      <text:p text:style-name="P13">Password</text:p>
      <text:p text:style-name="P13">DebitCard</text:p>
      <text:p text:style-name="P13">AccountNumber</text:p>
      <text:p text:style-name="P13">Address</text:p>
      <text:p text:style-name="P13">InterestRate</text:p>
      <text:p text:style-name="P14">IsFrozen</text:p>
      <text:p text:style-name="P4"/>
      <text:p text:style-name="P8">Behaviors/Methods/Operations</text:p>
      <text:p text:style-name="P5"/>
      <text:p text:style-name="P5">ApplyInterest</text:p>
      <text:p text:style-name="P5">Deposit</text:p>
      <text:p text:style-name="P5">Withdraw</text:p>
      <text:p text:style-name="P5">closeAccount</text:p>
      <text:p text:style-name="P5">applyFees</text:p>
      <text:p text:style-name="P6">FreezeAccount</text:p>
      <text:p text:style-name="P6"/>
      <text:p text:style-name="P9">Customer</text:p>
      <text:p text:style-name="P10"/>
      <text:p text:style-name="P11">Data</text:p>
      <text:p text:style-name="P1"/>
      <text:p text:style-name="P2">name</text:p>
      <text:p text:style-name="P2">List of accounts</text:p>
      <text:p text:style-name="P2">Debit Card</text:p>
      <text:p text:style-name="P2">Address</text:p>
      <text:p text:style-name="P11"/>
      <text:p text:style-name="P11">Methods</text:p>
      <text:p text:style-name="P7">freeze Debit card</text:p>
      <text:p text:style-name="P7">interact with account</text:p>
      <text:p text:style-name="P7">open account</text:p>
      <text:p text:style-name="P7">close account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0:24:16.620063964</meta:creation-date>
    <dc:date>2025-06-02T13:32:16.133266886</dc:date>
    <meta:editing-duration>PT3H7M58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2" meta:paragraph-count="29" meta:word-count="43" meta:character-count="328" meta:non-whitespace-character-count="314"/>
  </office:meta>
</office:document-meta>
</file>